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'Snake' - il gioco del serpente</text:h>
      <text:p text:style-name="Standard"/>
      <text:p text:style-name="Standard">Il file 'snake.html' (trovate tutto in Snake.zip) realizza il gioco del serpente, passatempo presente su molti telefonini di prima generazione.</text:p>
      <text:p text:style-name="Standard">Data la lunghezza del codice ho inserito nello zip anche 6 file intermedi da cui poter partire.</text:p>
      <text:p text:style-name="P1">La parte html ha un titolo, due righe per punteggio e record e l'elemento canvas che consente di disegnare il campo da gioco, serpente e cibo.</text:p>
      <text:p text:style-name="P1">Il codice inizia con la definizione delle variabili, una serie di funzioni, la gestione dei tasti freccia e la chiamata alla funzione 'init' che crea il serpente, il cibo ed il loop del gioco.</text:p>
      <text:p text:style-name="P1">Il serpente è un array, ogni elemento rappresente una cella del serpente. Quando il serpente si muove una nuova testa viene aggiunta al serpente e la coda, l'ultimo elemento del serpente viene eliminata. In questo modo si ottiene il movimento del serpente guidato dai tasti. La funzione 'scena' decide la nuova posizione della testa e verifica le condizioni di gioco: il serpente esce dal campo, il serpente si mangia. Quando la nuova testa è sul cibo il punteggio viene incrementato e creato un nuovo cibo.</text:p>
      <text:p text:style-name="P1"/>
      <text:h text:style-name="Heading_20_1" text:outline-level="1">Possibili varianti</text:h>
      <text:p text:style-name="P1">Inserire degli ostacoli.</text:p>
      <text:p text:style-name="P1">Creare più cibo.</text:p>
      <text:p text:style-name="P1">Creare dei tunnel o porte comunicanti (come suggerito da un ninja)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5:57:36.12</meta:creation-date>
    <meta:generator>OpenOffice/4.0.1$Win32 OpenOffice.org_project/401m5$Build-9714</meta:generator>
    <meta:document-statistic meta:table-count="0" meta:image-count="0" meta:object-count="0" meta:page-count="1" meta:paragraph-count="10" meta:word-count="207" meta:character-count="1235"/>
    <dc:date>2016-01-24T17:56:52.91</dc:date>
    <meta:editing-duration>PT1H59M17S</meta:editing-duration>
    <meta:editing-cycles>1</meta:editing-cycles>
  </office:meta>
</office:document-meta>
</file>